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aa1" officeooo:paragraph-rsid="0009e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lesh dand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22:45:58.384000000</meta:creation-date>
    <dc:date>2022-09-25T22:46:30.859000000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5.2$Windows_X86_64 LibreOffice_project/184fe81b8c8c30d8b5082578aee2fed2ea847c01</meta:generator>
  </office:meta>
</office:document-meta>
</file>